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Morris 5</text:p>
          </table:table-cell>
          <table:table-cell office:value-type="string">
            <text:p>C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angenburg 5</text:p>
          </table:table-cell>
          <table:table-cell office:value-type="string">
            <text:p>C4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sewood 2</text:p>
          </table:table-cell>
          <table:table-cell office:value-type="string">
            <text:p>C4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Caila Sawatzky #</text:p>
          </table:table-cell>
          <table:table-cell office:value-type="string">
            <text:p>Morris 5</text:p>
          </table:table-cell>
          <table:table-cell office:value-type="string">
            <text:p>C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ucy Giesbrecht #</text:p>
          </table:table-cell>
          <table:table-cell office:value-type="string">
            <text:p>Morris 5</text:p>
          </table:table-cell>
          <table:table-cell office:value-type="string">
            <text:p>C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Georson Labauza #</text:p>
          </table:table-cell>
          <table:table-cell office:value-type="string">
            <text:p>Morris 5</text:p>
          </table:table-cell>
          <table:table-cell office:value-type="string">
            <text:p>C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eth Peters #</text:p>
          </table:table-cell>
          <table:table-cell office:value-type="string">
            <text:p>Morris 5</text:p>
          </table:table-cell>
          <table:table-cell office:value-type="string">
            <text:p>C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orris 5</text:p>
          </table:table-cell>
          <table:table-cell office:value-type="string">
            <text:p>C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Joseph Hrycak #</text:p>
          </table:table-cell>
          <table:table-cell office:value-type="string">
            <text:p>Langenburg 5</text:p>
          </table:table-cell>
          <table:table-cell office:value-type="string">
            <text:p>C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ralee Anderson #</text:p>
          </table:table-cell>
          <table:table-cell office:value-type="string">
            <text:p>Langenburg 5</text:p>
          </table:table-cell>
          <table:table-cell office:value-type="string">
            <text:p>C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bigail Kutovnen #</text:p>
          </table:table-cell>
          <table:table-cell office:value-type="string">
            <text:p>Langenburg 5</text:p>
          </table:table-cell>
          <table:table-cell office:value-type="string">
            <text:p>C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angenburg 5</text:p>
          </table:table-cell>
          <table:table-cell office:value-type="string">
            <text:p>C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angenburg 5</text:p>
          </table:table-cell>
          <table:table-cell office:value-type="string">
            <text:p>C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awson Moreland #</text:p>
          </table:table-cell>
          <table:table-cell office:value-type="string">
            <text:p>Rosewood 2</text:p>
          </table:table-cell>
          <table:table-cell office:value-type="string">
            <text:p>C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rystan Penner #</text:p>
          </table:table-cell>
          <table:table-cell office:value-type="string">
            <text:p>Rosewood 2</text:p>
          </table:table-cell>
          <table:table-cell office:value-type="string">
            <text:p>C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Jayde Sykes #</text:p>
          </table:table-cell>
          <table:table-cell office:value-type="string">
            <text:p>Rosewood 2</text:p>
          </table:table-cell>
          <table:table-cell office:value-type="string">
            <text:p>C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ekhi Molleken #</text:p>
          </table:table-cell>
          <table:table-cell office:value-type="string">
            <text:p>Rosewood 2</text:p>
          </table:table-cell>
          <table:table-cell office:value-type="string">
            <text:p>C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Rosewood 2</text:p>
          </table:table-cell>
          <table:table-cell office:value-type="string">
            <text:p>C4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2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10:08.47</meta:creation-date>
    <dc:date>2019-11-03T18:20:13.23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6" meta:object-count="0"/>
  </office:meta>
</office:document-meta>
</file>